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1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ELEBRATION (11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ELEBRATION (11:1-1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reparation (11:1-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reparation (11:1-7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mountain (11:1a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two men (11:1b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mission (11:2-7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<text:s text:c="1"/>The mission (11:2-7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ir orders (11:2-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ir obedience (11:4-7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preparation (11:1-7)<text:s text:c="1"/></text:span><text:span text:style-name="a485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mountain (11:1a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two men (11:1b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mission (11:2-7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THE CELEBRATION (11:1-11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preparation (11:1-7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parade (11:8-11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parade (11:8-11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crowd prepares his path (11:8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crowd proclaims his praises (11:9-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CELEBRATION (11:1-11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preparation (11:1-7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parade (11:8-11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MARK 11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CELEBRATION (11:1-11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CLEANSING (11:15-19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CLEANSING (11:15-19)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Jesus removes the money tables from the Temple (11: 15-16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Jesus rebukes the money takers in the Temple (11:17-19)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Jesus rebukes the money takers in the Temple (11:17-19).<text:s text:c="1"/></text:span><text:span text:style-name="a578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 prophecy (11:17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plot (11:18-19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2" draw:style-name="a591" draw:master-page-name="Master1-Layout12-tx-Title-and-Text" presentation:presentation-page-layout-name="Master1-PPL12" draw:id="Slide-267">
        <draw:frame draw:id="id105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THE CLEANSING (11:15-19)<text:s text:c="1"/></text:span><text:span text:style-name="a593" text:class-names=""/></text:p>
          </draw:text-box>
          <svg:title/>
          <svg:desc/>
        </draw:frame>
        <draw:frame draw:id="id106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Jesus removes the money tables from the Temple (11: 15-16).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Jesus rebukes the money takers in the Temple (11:17-19).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3" draw:style-name="a606" draw:master-page-name="Master1-Layout12-tx-Title-and-Text" presentation:presentation-page-layout-name="Master1-PPL12" draw:id="Slide-268">
        <draw:frame draw:id="id107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MARK 11</text:span><text:span text:style-name="a608" text:class-names=""/></text:p>
          </draw:text-box>
          <svg:title/>
          <svg:desc/>
        </draw:frame>
        <draw:frame draw:id="id108" presentation:style-name="a623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THE CELEBRATION (11:1-11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CLEANSING (11:15-19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THE CURSING (11:12-14, 20-26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4" draw:style-name="a624" draw:master-page-name="Master1-Layout12-tx-Title-and-Text" presentation:presentation-page-layout-name="Master1-PPL12" draw:id="Slide-269">
        <draw:frame draw:id="id109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THE CURSING (11:12-14, 20-26):<text:s text:c="1"/></text:span><text:span text:style-name="a626" text:class-names=""/></text:p>
          </draw:text-box>
          <svg:title/>
          <svg:desc/>
        </draw:frame>
        <draw:frame draw:id="id110" presentation:style-name="a641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The reason for this judgment (11:12-14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The results of this judgment (11:20-21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reflection on this judgment (11:22-26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5" draw:style-name="a642" draw:master-page-name="Master1-Layout12-tx-Title-and-Text" presentation:presentation-page-layout-name="Master1-PPL12" draw:id="Slide-270">
        <draw:frame draw:id="id111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MARK 11</text:span><text:span text:style-name="a644" text:class-names=""/></text:p>
          </draw:text-box>
          <svg:title/>
          <svg:desc/>
        </draw:frame>
        <draw:frame draw:id="id112" presentation:style-name="a662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THE CELEBRATION (11:1-11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THE CLEANSING (11:15-19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CURSING (11:12-14, 20-26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HE CONFLICT (11:27-33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6" draw:style-name="a663" draw:master-page-name="Master1-Layout12-tx-Title-and-Text" presentation:presentation-page-layout-name="Master1-PPL12" draw:id="Slide-271">
        <draw:frame draw:id="id113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THE CONFLICT (11:27-33):<text:s text:c="1"/></text:span><text:span text:style-name="a665" text:class-names=""/></text:p>
          </draw:text-box>
          <svg:title/>
          <svg:desc/>
        </draw:frame>
        <draw:frame draw:id="id114" presentation:style-name="a683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Their demand (11:27-28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His defense (11:29-30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ir dilemma (11:31-32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ir defeat (11:33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7" draw:style-name="a684" draw:master-page-name="Master1-Layout12-tx-Title-and-Text" presentation:presentation-page-layout-name="Master1-PPL12" draw:id="Slide-272">
        <draw:frame draw:id="id115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ir defeat (11:33)<text:s text:c="1"/></text:span><text:span text:style-name="a686" text:class-names=""/></text:p>
          </draw:text-box>
          <svg:title/>
          <svg:desc/>
        </draw:frame>
        <draw:frame draw:id="id116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ir response (11:33a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He says (11:33b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8" draw:style-name="a699" draw:master-page-name="Master1-Layout12-tx-Title-and-Text" presentation:presentation-page-layout-name="Master1-PPL12" draw:id="Slide-273">
        <draw:frame draw:id="id117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THE CONFLICT (11:27-33):<text:s text:c="1"/></text:span><text:span text:style-name="a701" text:class-names=""/></text:p>
          </draw:text-box>
          <svg:title/>
          <svg:desc/>
        </draw:frame>
        <draw:frame draw:id="id118" presentation:style-name="a719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Their demand (11:27-28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His defense (11:29-30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ir dilemma (11:31-32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ir defeat (11:33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9" draw:style-name="a720" draw:master-page-name="Master1-Layout12-tx-Title-and-Text" presentation:presentation-page-layout-name="Master1-PPL12" draw:id="Slide-274">
        <draw:frame draw:id="id119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MARK 11</text:span><text:span text:style-name="a722" text:class-names=""/></text:p>
          </draw:text-box>
          <svg:title/>
          <svg:desc/>
        </draw:frame>
        <draw:frame draw:id="id120" presentation:style-name="a740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THE CELEBRATION (11:1-11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THE CLEANSING (11:15-19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THE CURSING (11:12-14, 20-26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THE CONFLICT (11:27-33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11</dc:title>
    <meta:initial-creator>David STRICKLAND</meta:initial-creator>
    <dc:creator>David STRICKLAND</dc:creator>
    <meta:creation-date>2020-02-23T23:16:13Z</meta:creation-date>
    <dc:date>2020-02-23T23:16:14Z</dc:date>
    <meta:template xlink:href="BibleStudy" xlink:type="simple"/>
    <meta:editing-cycles>1</meta:editing-cycles>
    <meta:editing-duration>PT0S</meta:editing-duration>
    <meta:document-statistic meta:paragraph-count="67" meta:word-count="419"/>
  </office:meta>
</office:document-meta>
</file>